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22b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how much you feel the platform might benefit your education.</text:p>
      <text:p text:style-name="P2">Platform: <text:span text:style-name="T1">Learning space</text:span></text:p>
      <text:p text:style-name="P3"/>
      <text:p text:style-name="P4">1) Keeps all my deadlines and work in one place which keeps things organised and less stress</text:p>
      <text:p text:style-name="P4"/>
      <text:p text:style-name="P4">2) Its has all the information I need for my assignments readily available and easy to find</text:p>
      <text:p text:style-name="P4"/>
      <text:p text:style-name="P4">3) it's a vital resource for both resources for the library and actually seeing my schedule </text:p>
      <text:p text:style-name="P4"/>
      <text:p text:style-name="P4">4) Without the platform, it would be extremely difficult to actually do any of the work.</text:p>
      <text:p text:style-name="P4"/>
      <text:p text:style-name="P4">5) Having all my module content available to me online and mobile is very useful. Especially access to the online library <text:s/></text:p>
      <text:p text:style-name="P4"/>
      <text:p text:style-name="P4">6) It will benefit to a certain extent but could use more content</text:p>
      <text:p text:style-name="P4"/>
      <text:p text:style-name="P4">7) its helpful in order to access course materials outside of in person sessions, and is very convenient to look back if i had happened to miss a class. its not always updated though with the relevant course material and often includes past materials and are not up to date to my course. learning space as a whole is handy to find out about uni events and such, and has everything in one place but still does lack with not being able to communicate with other students as easily. i end up having to use discord or teams to ask questions or talk to people about my course</text:p>
      <text:p text:style-name="P4"/>
      <text:p text:style-name="P4">8) Its an essential place for holding course material and allowing students to go back and watch recorded lectures.</text:p>
      <text:p text:style-name="P4"/>
      <text:p text:style-name="P4">9) If it will fix all of it's current issues with User friendliness, customisations, automatisation and proper showcase of the really important information(stacked in one place ofcourse) it can and will be beneficial for every student.</text:p>
      <text:p text:style-name="P4"/>
      <text:p text:style-name="P4">10) Easy to get course content and assessment info </text:p>
      <text:p text:style-name="P4"/>
      <text:p text:style-name="P4">11) It is of utmost importance since all module related content is on it, and it's the primary source of deadline dates, slides, etc.</text:p>
      <text:p text:style-name="P4"/>
      <text:p text:style-name="P4">12) Learning space helped me a lot during my studies; all the necessary information is in one section</text:p>
      <text:p text:style-name="P4"/>
      <text:p text:style-name="P4">13) It holds presentations and assignment briefs that have been taught to us during lectures and therefore allow us to revise what has been said.</text:p>
      <text:p text:style-name="P4"/>
      <text:p text:style-name="P4">14) It can help me to find resources, however it is very long winded.</text:p>
      <text:p text:style-name="P4"/>
      <text:p text:style-name="P4">15) Reading resources are really handy.</text:p>
      <text:p text:style-name="P4"/>
      <text:p text:style-name="P4"><text:soft-page-break/>16) I feel like the lerning space or a simular plat form would and does have a benifit to my education in principle. however because of the reasons stated above I dont find my self using it. Being able to find your weekly tasks and infromation all under one page is great and it does help me find what I need.</text:p>
      <text:p text:style-name="P4"/>
      <text:p text:style-name="P4">17) Helps find the briefs for assesments, and lays out the lectures in each week they happened.</text:p>
      <text:p text:style-name="P4"/>
      <text:p text:style-name="P4">18) All the materials, all the information, videos, etc. are on the platform. It helps a lot.</text:p>
      <text:p text:style-name="P4"/>
      <text:p text:style-name="P4">19) It's definitely needed as the information on the learning space is required for the course.</text:p>
      <text:p text:style-name="P4"/>
      <text:p text:style-name="P4">20) It keeps all my course info, assignment info and deadlines in one convenient place.</text:p>
      <text:p text:style-name="P4"/>
      <text:p text:style-name="P4">21) It very much depends on the content itself however learning space allows clear areas for each module and a week by week breakdown of what content has been covered.</text:p>
      <text:p text:style-name="P4"/>
      <text:p text:style-name="P4">22) if it helps with finding <text:s/>resources more easily and connecting people to help each other I think it would be incredibly useful.</text:p>
      <text:p text:style-name="P4"/>
      <text:p text:style-name="P4">23) It is extremely important to review course content and possibly lectures as I can't always retain 100% of lecture material, alongside that, having all the resources, lectures, references and submission areas in one place means I do not have to have multiple browser tabs open just for University info and systems.</text:p>
      <text:p text:style-name="P4"/>
      <text:p text:style-name="P4">24) The learning space currently is good for certain things such as finding out your attendance and exact assessment dates etc but I don't find it very useful for learning a whole lot.</text:p>
      <text:p text:style-name="P4"/>
      <text:p text:style-name="P4">25) I think the platform could over all benefit my education by being a hub of all robotics infromation</text:p>
      <text:p text:style-name="P4"/>
      <text:p text:style-name="P4">26) I have always felt that the vanilla learning space was a bit lacking so any improvements that are made would be greatly appreciated</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49:49.628550033</dc:date>
    <meta:editing-duration>PT46M32S</meta:editing-duration>
    <meta:editing-cycles>7</meta:editing-cycles>
    <meta:generator>LibreOffice/7.4.4.2$Linux_X86_64 LibreOffice_project/40$Build-2</meta:generator>
    <meta:document-statistic meta:table-count="0" meta:image-count="0" meta:object-count="0" meta:page-count="2" meta:paragraph-count="28" meta:word-count="683" meta:character-count="3832" meta:non-whitespace-character-count="3172"/>
  </office:meta>
</office:document-meta>
</file>